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310c" officeooo:paragraph-rsid="0014310c"/>
    </style:style>
    <style:style style:name="P2" style:family="paragraph" style:parent-style-name="Standard">
      <style:text-properties officeooo:paragraph-rsid="0014310c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T1" style:family="text">
      <style:text-properties officeooo:rsid="0014310c"/>
    </style:style>
    <style:style style:name="T2" style:family="text">
      <style:text-properties loext:padding="0.0193in" loext:border="0.06pt solid #e3e3e3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ted a text file named “message.txt”</text:p>
      <text:p text:style-name="P1"/>
      <text:p text:style-name="P1">2. Generating message digests:</text:p>
      <text:p text:style-name="P1"/>
      <text:p text:style-name="P1">For MD5:</text:p>
      <text:p text:style-name="P1">openssl dgst -md5 message.txt</text:p>
      <text:p text:style-name="P1">MD5(message.txt)= e252d23640b87a67bfd068d70c2fb533</text:p>
      <text:p text:style-name="P1"/>
      <text:p text:style-name="P1">For SHA-1:</text:p>
      <text:p text:style-name="P1">openssl dgst -sha1 message.txt</text:p>
      <text:p text:style-name="P1">SHA1(message.txt)= e3b2973e467b03b5b029538e014fb4e6d544bd85</text:p>
      <text:p text:style-name="P1"/>
      <text:p text:style-name="P1">For SHA-256:</text:p>
      <text:p text:style-name="P1">openssl dgst -sha256 message.txt</text:p>
      <text:p text:style-name="P1">SHA-256(message.txt)=b7566a1d86083be768cb3c8d1f5403e216d5880d6fb51436ac7d3040c2712312</text:p>
      <text:p text:style-name="P1"/>
      <text:p text:style-name="P2"><text:span text:style-name="T1">3.</text:span></text:p>
      <text:p text:style-name="Standard"><text:span text:style-name="Strong_20_Emphasis"><text:span text:style-name="T3">Observations:</text:span></text:span></text:p>
      <text:list xml:id="list434842011" text:style-name="L1">
        <text:list-header>
          <text:p text:style-name="P3">MD5 produces a 128-bit hash value (32 characters) and is considered less secure due to vulnerabilities such as collisions.</text:p>
          <text:p text:style-name="P3">SHA-1 produces a 160-bit hash value (40 characters) and is also less secure compared to SHA-256 but is still widely used.</text:p>
          <text:p text:style-name="P3">SHA-256 produces a 256-bit hash value (64 characters) and is considered more secure due to its larger hash size and resistance to collision attacks.</text:p>
        </text:list-header>
      </text:list>
      <text:p text:style-name="Standard"><text:span text:style-name="Strong_20_Emphasis"><text:span text:style-name="T3">Analysis:</text:span></text:span></text:p>
      <text:list xml:id="list3726320428" text:style-name="L2">
        <text:list-header>
          <text:p text:style-name="P4">MD5 and SHA-1 are widely used for checksums and data integrity verification but are not recommended for cryptographic applications due to their vulnerabilities.</text:p>
          <text:p text:style-name="P4">SHA-256 is the preferred choice for cryptographic applications where security is paramount, such as digital signatures and certificate authorities.</text:p>
        </text:list-header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310c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02:44:42.185075789</meta:creation-date>
    <meta:generator>LibreOffice/7.3.7.2$Linux_X86_64 LibreOffice_project/30$Build-2</meta:generator>
    <dc:date>2024-05-07T02:52:19.535584956</dc:date>
    <meta:editing-duration>PT7M38S</meta:editing-duration>
    <meta:editing-cycles>1</meta:editing-cycles>
    <meta:document-statistic meta:table-count="0" meta:image-count="0" meta:object-count="0" meta:page-count="1" meta:paragraph-count="19" meta:word-count="148" meta:character-count="1114" meta:non-whitespace-character-count="990"/>
  </office:meta>
</office:document-meta>
</file>